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AR PL UKai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4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9, 9, 0.008</text:p>
          </table:table-cell>
          <table:table-cell table:style-name="ce5" office:value-type="string">
            <text:p>14385, 14385, 2.889</text:p>
          </table:table-cell>
          <table:table-cell table:style-name="ce5" office:value-type="string">
            <text:p>7773, 7784, 2.557</text:p>
          </table:table-cell>
          <table:table-cell table:style-name="ce5" office:value-type="string">
            <text:p>5666, 5743, 2.991</text:p>
          </table:table-cell>
          <table:table-cell table:style-name="ce5" office:value-type="string">
            <text:p>1110, 1162, 1.556</text:p>
          </table:table-cell>
          <table:table-cell table:style-name="ce5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5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5" office:value-type="string">
            <text:p>6543, 6543, 100</text:p>
          </table:table-cell>
          <table:table-cell table:style-name="ce5" office:value-type="string">
            <text:p>1669, 1662, 99.581</text:p>
          </table:table-cell>
          <table:table-cell table:style-name="ce5" office:value-type="string">
            <text:p>29326, 26379, 89.951</text:p>
          </table:table-cell>
          <table:table-cell table:style-name="ce5" office:value-type="string">
            <text:p>16909, 16475, 97.433</text:p>
          </table:table-cell>
          <table:table-cell table:style-name="ce5" office:value-type="string">
            <text:p>64445, 63693, 98.833</text:p>
          </table:table-cell>
          <table:table-cell table:style-name="ce5" office:value-type="string">
            <text:p>2608, 2556, 98.006</text:p>
          </table:table-cell>
          <table:table-cell table:style-name="ce5" office:value-type="string">
            <text:p>15, 13, 88.668</text:p>
          </table:table-cell>
          <table:table-cell table:style-name="ce5" office:value-type="string">
            <text:p>13412, 1, 0.007</text:p>
          </table:table-cell>
          <table:table-cell table:style-name="ce5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VQC8</text:p>
          </table:table-cell>
          <table:table-cell office:value-type="string">
            <text:p>SKOS semantic consistenc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Human readability</text:p>
          </table:table-cell>
          <table:table-cell table:style-name="ce6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a</text:p>
          </table:table-cell>
          <table:table-cell office:value-type="string">
            <text:p>Language tag support (#untagged literals, ratio)</text:p>
          </table:table-cell>
          <table:table-cell table:style-name="ce6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b</text:p>
          </table:table-cell>
          <table:table-cell office:value-type="string">
            <text:p>Language Coverage (Full Coverage Ratio, Avg Coverage Ratio, #languages)</text:p>
          </table:table-cell>
          <table:table-cell table:style-name="ce5" office:value-type="string">
            <text:p>0.01, 0.67, 3</text:p>
          </table:table-cell>
          <table:table-cell table:style-name="ce5" office:value-type="string">
            <text:p>-, 0</text:p>
          </table:table-cell>
          <table:table-cell table:number-columns-repeated="5" table:style-name="ce5" office:value-type="string">
            <text:p>1, 1, 1</text:p>
          </table:table-cell>
          <table:table-cell table:style-name="ce5" office:value-type="string">
            <text:p>-, 0</text:p>
          </table:table-cell>
          <table:table-cell table:style-name="ce5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5" office:value-type="float" office:value="2">
            <text:p>2</text:p>
          </table:table-cell>
          <table:table-cell table:number-columns-repeated="8" table:style-name="ce5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3</text:p>
          </table:table-cell>
          <table:table-cell office:value-type="string">
            <text:p>#Unconnected (potentially) semantically related concept pairs („equals“ comparison)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4</text:p>
          </table:table-cell>
          <table:table-cell office:value-type="string">
            <text:p>Concept Redundancy</text:p>
          </table:table-cell>
          <table:table-cell table:style-name="ce5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5" office:value-type="string">
            <text:p>1363, 0.209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885, 0.178</text:p>
          </table:table-cell>
          <table:table-cell table:style-name="ce5" office:value-type="string">
            <text:p>199, 0.065</text:p>
          </table:table-cell>
          <table:table-cell table:style-name="ce5" office:value-type="string">
            <text:p>58, 0.03</text:p>
          </table:table-cell>
          <table:table-cell table:style-name="ce5" office:value-type="string">
            <text:p>565, 0.75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14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10T14:05:50</dc:date>
    <dc:creator>Christian Mader</dc:creator>
    <meta:editing-duration>P4DT16H10M56S</meta:editing-duration>
    <meta:editing-cycles>92</meta:editing-cycles>
    <meta:generator>LibreOffice/3.3$Unix LibreOffice_project/330m19$Build-301</meta:generator>
    <meta:document-statistic meta:table-count="3" meta:cell-count="180" meta:object-count="0"/>
  </office:meta>
</office:document-meta>
</file>